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153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Segoe UI" fo:font-size="5.0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Segoe UI" fo:font-size="10pt" style:font-name-asian="Segoe UI" style:font-size-asian="5.09999990463257pt" style:font-name-complex="Segoe UI" style:font-size-complex="5.09999990463257pt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T1" style:family="text">
      <style:text-properties fo:color="#000000" style:font-name="Segoe UI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10-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10 – ex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ng</text:p>
          </table:table-cell>
          <table:table-cell office:value-type="float" office:value="1908" calcext:value-type="float">
            <text:p>1908</text:p>
          </table:table-cell>
          <table:table-cell table:formula="of:=[.B2]/[.B4]" office:value-type="float" office:value="0.485372678707708" calcext:value-type="float">
            <text:p>0.485372678707708</text:p>
          </table:table-cell>
        </table:table-row>
        <table:table-row table:style-name="ro1">
          <table:table-cell office:value-type="string" calcext:value-type="string">
            <text:p>Unwilling</text:p>
          </table:table-cell>
          <table:table-cell office:value-type="float" office:value="2023" calcext:value-type="float">
            <text:p>2023</text:p>
          </table:table-cell>
          <table:table-cell table:formula="of:=[.B3]/[.B4]" office:value-type="float" office:value="0.514627321292292" calcext:value-type="float">
            <text:p>0.51462732129229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2]" office:value-type="float" office:value="3931" calcext:value-type="float">
            <text:p>393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 hat</text:p>
          </table:table-cell>
          <table:table-cell table:formula="of:=[.B2]/[.B4]" office:value-type="float" office:value="0.485372678707708" calcext:value-type="float">
            <text:p>0.485372678707708</text:p>
          </table:table-cell>
          <table:table-cell/>
        </table:table-row>
        <table:table-row table:style-name="ro1">
          <table:table-cell office:value-type="string" calcext:value-type="string">
            <text:p>Z sc 99%</text:p>
          </table:table-cell>
          <table:table-cell office:value-type="float" office:value="2.576" calcext:value-type="float">
            <text:p>2.576</text:p>
          </table:table-cell>
          <table:table-cell/>
        </table:table-row>
        <table:table-row table:style-name="ro1">
          <table:table-cell office:value-type="string" calcext:value-type="string">
            <text:p>std err</text:p>
          </table:table-cell>
          <table:table-cell table:formula="of:=SQRT([.C2]*[.C3]/[.B4])" office:value-type="float" office:value="0.00797136252925649" calcext:value-type="float">
            <text:p>0.007971362529256</text:p>
          </table:table-cell>
          <table:table-cell/>
        </table:table-row>
        <table:table-row table:style-name="ro1">
          <table:table-cell office:value-type="string" calcext:value-type="string">
            <text:p>CI(min)</text:p>
          </table:table-cell>
          <table:table-cell table:formula="of:=[.B6]-([.B7]*[.B8])" office:value-type="float" office:value="0.464838448832343" calcext:value-type="float">
            <text:p>0.464838448832343</text:p>
          </table:table-cell>
          <table:table-cell table:style-name="ce1" table:formula="of:=[.B9]" office:value-type="percentage" office:value="0.464838448832343" calcext:value-type="percentage">
            <text:p>46.5%</text:p>
          </table:table-cell>
        </table:table-row>
        <table:table-row table:style-name="ro1">
          <table:table-cell office:value-type="string" calcext:value-type="string">
            <text:p>CI(max)</text:p>
          </table:table-cell>
          <table:table-cell table:formula="of:=[.B6]+([.B7]*[.B8])" office:value-type="float" office:value="0.505906908583073" calcext:value-type="float">
            <text:p>0.505906908583073</text:p>
          </table:table-cell>
          <table:table-cell table:style-name="ce1" table:formula="of:=[.B10]" office:value-type="percentage" office:value="0.505906908583073" calcext:value-type="percentage">
            <text:p>50.6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10-Chicken sample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stor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at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ampo bac</text:p>
          </table:table-cell>
          <table:table-cell office:value-type="float" office:value="0.62" calcext:value-type="float">
            <text:p>0.62</text:p>
          </table:table-cell>
          <table:table-cell table:formula="of:=1-[.B16]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ample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 bac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Z sc 95%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p hat</text:p>
          </table:table-cell>
          <table:table-cell table:formula="of:=[.B16]"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formula="of:=SQRT([.B16]*[.C16]/[.B13])" office:value-type="float" office:value="0.024834530933794" calcext:value-type="float">
            <text:p>0.024834530933794</text:p>
          </table:table-cell>
          <table:table-cell/>
        </table:table-row>
        <table:table-row table:style-name="ro1">
          <table:table-cell office:value-type="string" calcext:value-type="string">
            <text:p>CI(min)</text:p>
          </table:table-cell>
          <table:table-cell table:formula="of:=[.B16]-([.B20]*[.B22])" office:value-type="float" office:value="0.571324319369764" calcext:value-type="float">
            <text:p>0.571324319369764</text:p>
          </table:table-cell>
          <table:table-cell table:style-name="ce1" table:formula="of:=[.B23]" office:value-type="percentage" office:value="0.571324319369764" calcext:value-type="percentage">
            <text:p>57.1%</text:p>
          </table:table-cell>
        </table:table-row>
        <table:table-row table:style-name="ro1">
          <table:table-cell office:value-type="string" calcext:value-type="string">
            <text:p>CI(max)</text:p>
          </table:table-cell>
          <table:table-cell table:formula="of:=[.B16]+([.B20]*[.B22])" office:value-type="float" office:value="0.668675680630236" calcext:value-type="float">
            <text:p>0.668675680630236</text:p>
          </table:table-cell>
          <table:table-cell table:style-name="ce1" table:formula="of:=[.B24]" office:value-type="percentage" office:value="0.668675680630236" calcext:value-type="percentage">
            <text:p>66.9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8 is much mo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lm 2007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no salm 20017</text:p>
          </table:table-cell>
          <table:table-cell table:formula="of:=1-[.B28]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Salm 2010</text:p>
          </table:table-cell>
          <table:table-cell table:formula="of:=[.B17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o salm 2010</text:p>
          </table:table-cell>
          <table:table-cell table:formula="of:=1-[.B30]"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Z sc 99%</text:p>
          </table:table-cell>
          <table:table-cell office:value-type="float" office:value="2.576" calcext:value-type="float">
            <text:p>2.576</text:p>
          </table:table-cell>
          <table:table-cell/>
        </table:table-row>
        <table:table-row table:style-name="ro1">
          <table:table-cell office:value-type="string" calcext:value-type="string">
            <text:p>p hat</text:p>
          </table:table-cell>
          <table:table-cell table:formula="of:=[.B28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formula="of:=SQRT([.B28]*[.B29]/[.B13])" office:value-type="float" office:value="0.0182693632485605" calcext:value-type="float">
            <text:p>0.018269363248561</text:p>
          </table:table-cell>
          <table:table-cell/>
        </table:table-row>
        <table:table-row table:style-name="ro1">
          <table:table-cell office:value-type="string" calcext:value-type="string">
            <text:p>CI(min)</text:p>
          </table:table-cell>
          <table:table-cell table:formula="of:=[.B30]-([.B32]*[.B34])" office:value-type="float" office:value="0.0929381202717081" calcext:value-type="float">
            <text:p>0.092938120271708</text:p>
          </table:table-cell>
          <table:table-cell table:style-name="ce1" table:formula="of:=[.B35]" office:value-type="percentage" office:value="0.0929381202717081" calcext:value-type="percentage">
            <text:p>9.3%</text:p>
          </table:table-cell>
        </table:table-row>
        <table:table-row-group>
          <table:table-row table:style-name="ro1">
            <table:table-cell office:value-type="string" calcext:value-type="string">
              <text:p>CI(max)</text:p>
            </table:table-cell>
            <table:table-cell table:formula="of:=[.B30]+([.B32]*[.B34])" office:value-type="float" office:value="0.187061879728292" calcext:value-type="float">
              <text:p>0.187061879728292</text:p>
            </table:table-cell>
            <table:table-cell table:style-name="ce1" table:formula="of:=[.B36]" office:value-type="percentage" office:value="0.187061879728292" calcext:value-type="percentage">
              <text:p>18.7%</text:p>
            </table:table-cell>
          </table:table-row>
        </table:table-row-group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rovement does not appear significant</text:p>
          </table:table-cell>
          <table:table-cell table:number-columns-repeated="2"/>
        </table:table-row>
      </table:table>
      <table:table table:name="L10-0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% CI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Z score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sample size</text:p>
          </table:table-cell>
          <table:table-cell table:formula="of:=0.5*0.5*[.$B$4]^2/[.$B$3]^2" office:value-type="float" office:value="4268.44444444444" calcext:value-type="float">
            <text:p>4268.44444444444</text:p>
          </table:table-cell>
        </table:table-row>
        <table:table-row table:style-name="ro1">
          <table:table-cell office:value-type="string" calcext:value-type="string">
            <text:p>10% fail size</text:p>
          </table:table-cell>
          <table:table-cell table:formula="of:=0.1*0.9*[.$B$4]^2/[.$B$3]^2" office:value-type="float" office:value="1536.64" calcext:value-type="float">
            <text:p>1536.64</text:p>
          </table:table-cell>
        </table:table-row>
      </table:table>
      <table:table table:name="L10-Ex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table:style-name="ce2" office:value-type="string" calcext:value-type="string">
            <text:p>Monmouth poll (10-201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</text:p>
          </table:table-cell>
          <table:table-cell table:style-name="ce3" office:value-type="float" office:value="3.6" calcext:value-type="float">
            <text:p>3.6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table:style-name="ce3" office:value-type="float" office:value="805" calcext:value-type="float">
            <text:p>80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businessinsider.com/poll-says-clinton-leading-trump-what-that-means-2016-1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10-Chicken sample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stor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at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ampo bac</text:p>
          </table:table-cell>
          <table:table-cell office:value-type="float" office:value="0.62" calcext:value-type="float">
            <text:p>0.62</text:p>
          </table:table-cell>
          <table:table-cell table:formula="of:=1-[.B19]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ample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 bac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Z sc 95%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p hat</text:p>
          </table:table-cell>
          <table:table-cell table:formula="of:=[.B19]"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formula="of:=SQRT([.B19]*[.C19]/[.B16])" office:value-type="float" office:value="0.024834530933794" calcext:value-type="float">
            <text:p>0.024834530933794</text:p>
          </table:table-cell>
          <table:table-cell/>
        </table:table-row>
        <table:table-row table:style-name="ro1">
          <table:table-cell office:value-type="string" calcext:value-type="string">
            <text:p>CI(min)</text:p>
          </table:table-cell>
          <table:table-cell table:formula="of:=[.B19]-([.B23]*[.B25])" office:value-type="float" office:value="0.571324319369764" calcext:value-type="float">
            <text:p>0.571324319369764</text:p>
          </table:table-cell>
          <table:table-cell table:style-name="ce1" table:formula="of:=[.B26]" office:value-type="percentage" office:value="0.571324319369764" calcext:value-type="percentage">
            <text:p>57.1%</text:p>
          </table:table-cell>
        </table:table-row>
        <table:table-row table:style-name="ro1">
          <table:table-cell office:value-type="string" calcext:value-type="string">
            <text:p>CI(max)</text:p>
          </table:table-cell>
          <table:table-cell table:formula="of:=[.B19]+([.B23]*[.B25])" office:value-type="float" office:value="0.668675680630236" calcext:value-type="float">
            <text:p>0.668675680630236</text:p>
          </table:table-cell>
          <table:table-cell table:style-name="ce1" table:formula="of:=[.B27]" office:value-type="percentage" office:value="0.668675680630236" calcext:value-type="percentage">
            <text:p>66.9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lc Practice Q1 – Gallup 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imporant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not most</text:p>
          </table:table-cell>
          <table:table-cell table:formula="of:=1-[.B30]"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int est</text:p>
          </table:table-cell>
          <table:table-cell table:formula="of:=[.B30]" office:value-type="float" office:value="0.28" calcext:value-type="float">
            <text:p>0.28</text:p>
          </table:table-cell>
          <table:table-cell table:formula="of:=1-[.B34]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1b – SE</text:p>
          </table:table-cell>
          <table:table-cell table:formula="of:=SQRT([.B30]*[.B31]/[.B32])" office:value-type="float" office:value="0.0141002329075564" calcext:value-type="float">
            <text:p>0.014100232907557</text:p>
          </table:table-cell>
          <table:table-cell/>
        </table:table-row>
        <table:table-row table:style-name="ro1">
          <table:table-cell office:value-type="string" calcext:value-type="string">
            <text:p>Z sc 90%</text:p>
          </table:table-cell>
          <table:table-cell office:value-type="float" office:value="1.645" calcext:value-type="float">
            <text:p>1.645</text:p>
          </table:table-cell>
          <table:table-cell/>
        </table:table-row>
        <table:table-row table:style-name="ro1">
          <table:table-cell office:value-type="string" calcext:value-type="string">
            <text:p>1c - ME</text:p>
          </table:table-cell>
          <table:table-cell table:formula="of:=[.B36]*[.B35]" office:value-type="float" office:value="0.0231948831329303" calcext:value-type="float">
            <text:p>0.02319488313293</text:p>
          </table:table-cell>
          <table:table-cell/>
        </table:table-row>
        <table:table-row table:style-name="ro1">
          <table:table-cell office:value-type="string" calcext:value-type="string">
            <text:p>CI(min)</text:p>
          </table:table-cell>
          <table:table-cell table:formula="of:=[.B34]-[.B37]" office:value-type="float" office:value="0.25680511686707" calcext:value-type="float">
            <text:p>0.25680511686707</text:p>
          </table:table-cell>
          <table:table-cell table:style-name="ce4" table:formula="of:=[.B38]" office:value-type="percentage" office:value="0.25680511686707" calcext:value-type="percentage">
            <text:p>25.68%</text:p>
          </table:table-cell>
        </table:table-row>
        <table:table-row table:style-name="ro1">
          <table:table-cell office:value-type="string" calcext:value-type="string">
            <text:p>CI(max)</text:p>
          </table:table-cell>
          <table:table-cell table:formula="of:=[.B34]+[.B37]" office:value-type="float" office:value="0.30319488313293" calcext:value-type="float">
            <text:p>0.30319488313293</text:p>
          </table:table-cell>
          <table:table-cell table:style-name="ce4" table:formula="of:=[.B39]" office:value-type="percentage" office:value="0.30319488313293" calcext:value-type="percentage">
            <text:p>30.32%</text:p>
          </table:table-cell>
        </table:table-row>
        <table:table-row table:style-name="ro1">
          <table:table-cell office:value-type="string" calcext:value-type="string">
            <text:p>1e – Sample size</text:p>
          </table:table-cell>
          <table:table-cell table:formula="of:=[.B34]*[.C34]*[.B36]^2/0.02^2" office:value-type="float" office:value="1363.8366" calcext:value-type="float">
            <text:p>1363.836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– Using 8 Bell and Evans Broi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8 insufficient to make a prediction for hundreds of millions of chicken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at least 15 successes and at least 15 failu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3 – 2012 election “thriving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iving</text:p>
          </table:table-cell>
          <table:table-cell office:value-type="float" office:value="0.54" calcext:value-type="float">
            <text:p>0.54</text:p>
          </table:table-cell>
          <table:table-cell table:formula="of:=[.B47]*[.B49]"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float" office:value="0.04" calcext:value-type="float">
            <text:p>0.04</text:p>
          </table:table-cell>
          <table:table-cell table:formula="of:=[.B48]*[.B49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urvey size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That’s more than 15 for each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- Find the margin of error for a 95% confidence interval that estimates the proportion of Americans who are thriv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dence Level</text:p>
          </table:table-cell>
          <table:table-cell table:style-name="ce4" office:value-type="percentage" office:value="0.95" calcext:value-type="percentage">
            <text:p>95.00%</text:p>
          </table:table-cell>
          <table:table-cell/>
        </table:table-row>
        <table:table-row table:style-name="ro1">
          <table:table-cell office:value-type="string" calcext:value-type="string">
            <text:p>Z- Score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47]*(1-[.B47])/[.B49])" office:value-type="float" office:value="0.00595698869276368" calcext:value-type="float">
            <text:p>0.005956988692764</text:p>
          </table:table-cell>
          <table:table-cell/>
        </table:table-row>
        <table:table-row table:style-name="ro1">
          <table:table-cell office:value-type="string" calcext:value-type="string">
            <text:p>Margin of Error</text:p>
          </table:table-cell>
          <table:table-cell table:formula="of:=[.B54]*[.B53]" office:value-type="float" office:value="0.0116756978378168" calcext:value-type="float">
            <text:p>0.011675697837817</text:p>
          </table:table-cell>
          <table:table-cell table:style-name="ce4" table:formula="of:=[.B55]" office:value-type="percentage" office:value="0.0116756978378168" calcext:value-type="percentage">
            <text:p>1.17%</text:p>
          </table:table-cell>
        </table:table-row>
        <table:table-row table:style-name="ro1">
          <table:table-cell table:style-name="ce7" office:value-type="string" calcext:value-type="string">
            <text:p><text:span text:style-name="T1"/>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<text:span text:style-name="T2">B – Find the margin of error for a 95% confidence interval that estimates the proportion of Americans who are suffering.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dence Level</text:p>
          </table:table-cell>
          <table:table-cell table:style-name="ce4" office:value-type="percentage" office:value="0.95" calcext:value-type="percentage">
            <text:p>95.00%</text:p>
          </table:table-cell>
          <table:table-cell/>
        </table:table-row>
        <table:table-row table:style-name="ro1">
          <table:table-cell office:value-type="string" calcext:value-type="string">
            <text:p>Z- Score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48]*(1-[.B48])/[.B49])" office:value-type="float" office:value="0.00234216017507648" calcext:value-type="float">
            <text:p>0.002342160175076</text:p>
          </table:table-cell>
          <table:table-cell/>
        </table:table-row>
        <table:table-row table:style-name="ro1">
          <table:table-cell office:value-type="string" calcext:value-type="string">
            <text:p>Margin of Error</text:p>
          </table:table-cell>
          <table:table-cell table:formula="of:=[.B60]*[.B59]" office:value-type="float" office:value="0.0045906339431499" calcext:value-type="float">
            <text:p>0.00459063394315</text:p>
          </table:table-cell>
          <table:table-cell table:style-name="ce4" table:formula="of:=[.B61]" office:value-type="percentage" office:value="0.0045906339431499" calcext:value-type="percentage">
            <text:p>0.46%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8" office:value-type="string" calcext:value-type="string">
            <text:p><text:span text:style-name="T2">C – Since the sample size is the same and the confidence level is the same, are the two margins of error you just found the same? If not, why not?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the number of people who are suffering is much smaller than the thriving and there’s a third category of neith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*(1-p) is maximized for p=0.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Before accepting a shipment of electrical parts used to manufacture medical devices, a quality control technician selects a random sample and does a basic check to see whether the part is working or defective. 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Based on what you've learned in this lesson, would a sample of 25 parts be large enough to estimate the proportion of parts that are defective?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here needs to be 15 failures and 15 successes to accurately estimate. 15 + 15 = 30 minimum parts at least assuming half bad.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Would a sample of 250 parts be large enough to estimate the proportion of parts that are defective?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an’t say since there’s no way to estimate the failure rate for this part.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here would have to be 15/250 bad at least. And if there’s that any bad there’s a serious quality issue going on.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Past shipments from this supplier have shown a defective rate of about 6%. <text:s/>parts with a margin of error of no more than 1%. 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In order to decide whether to accept or reject the shipment, the technician needs to estimate with 99% confidence the proportion of defective</text:span>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What sample size does the technician need?</text:span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 hat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Z- Score</text:p>
          </table:table-cell>
          <table:table-cell office:value-type="float" office:value="2.576" calcext:value-type="float">
            <text:p>2.576</text:p>
          </table:table-cell>
          <table:table-cell/>
        </table:table-row>
        <table:table-row table:style-name="ro1">
          <table:table-cell office:value-type="string" calcext:value-type="string">
            <text:p>Margin of Error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style-name="ce10" office:value-type="string" calcext:value-type="string">
            <text:p>Sample size</text:p>
          </table:table-cell>
          <table:table-cell table:formula="of:=[.B79]*(1-[.B79])*([.B81]^2)/([.B82]^2)" office:value-type="float" office:value="3742.577664" calcext:value-type="float">
            <text:p>3742.577664</text:p>
          </table:table-cell>
          <table:table-cell/>
        </table:table-row>
        <table:table-row table:style-name="ro1">
          <table:table-cell table:style-name="ce10"/>
          <table:table-cell table:number-columns-repeated="2"/>
        </table:table-row>
        <table:table-row table:style-name="ro1">
          <table:table-cell table:style-name="ce9" office:value-type="string" calcext:value-type="string">
            <text:p>Do you think the sample size you just found is practical to use? Why or why no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ms like a very large sample siz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if there’s an automated tes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s on how big the order is.</text:p>
          </table:table-cell>
          <table:table-cell table:number-columns-repeated="2"/>
        </table:table-row>
      </table:table>
      <table:table table:name="L10-Exam" table:style-name="ta1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1 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n should not be in combat</text:p>
          </table:table-cell>
          <table:table-cell office:value-type="float" office:value="0.656" calcext:value-type="float">
            <text:p>0.656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790" calcext:value-type="float">
            <text:p>179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2]*(1-[.B2])/[.B3])" office:value-type="float" office:value="0.0112280574340808" calcext:value-type="float">
            <text:p>0.011228057434081</text:p>
          </table:table-cell>
          <table:table-cell table:style-name="ce4" table:formula="of:=[.B5]" office:value-type="percentage" office:value="0.0112280574340808" calcext:value-type="percentage">
            <text:p>1.12%</text:p>
          </table:table-cell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2 – Drug T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side effect</text:p>
          </table:table-cell>
          <table:table-cell office:value-type="float" office:value="53" calcext:value-type="float">
            <text:p>53</text:p>
          </table:table-cell>
          <table:table-cell table:formula="of:=[.B9]/[.B10]" office:value-type="float" office:value="0.0701986754966887" calcext:value-type="float">
            <text:p>0.070198675496689</text:p>
          </table:table-cell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Z- Score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p hat</text:p>
          </table:table-cell>
          <table:table-cell table:formula="of:=[.C9]" office:value-type="float" office:value="0.0701986754966887" calcext:value-type="float">
            <text:p>0.070198675496689</text:p>
          </table:table-cell>
          <table:table-cell table:style-name="ce4" table:formula="of:=[.B13]" office:value-type="percentage" office:value="0.0701986754966887" calcext:value-type="percentage">
            <text:p>7.02%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13]*(1-[.B13])/[.B10])" office:value-type="float" office:value="0.00929792552916829" calcext:value-type="float">
            <text:p>0.009297925529168</text:p>
          </table:table-cell>
          <table:table-cell/>
        </table:table-row>
        <table:table-row table:style-name="ro1">
          <table:table-cell office:value-type="string" calcext:value-type="string">
            <text:p>p (min)</text:p>
          </table:table-cell>
          <table:table-cell table:formula="of:=[.B13]-[.B12]*[.B14]" office:value-type="float" office:value="0.0519747414595189" calcext:value-type="float">
            <text:p>0.051974741459519</text:p>
          </table:table-cell>
          <table:table-cell table:style-name="ce4" table:formula="of:=[.B15]" office:value-type="percentage" office:value="0.0519747414595189" calcext:value-type="percentage">
            <text:p>5.20%</text:p>
          </table:table-cell>
        </table:table-row>
        <table:table-row table:style-name="ro1">
          <table:table-cell office:value-type="string" calcext:value-type="string">
            <text:p>p (max)</text:p>
          </table:table-cell>
          <table:table-cell table:formula="of:=[.B13]+[.B12]*[.B14]" office:value-type="float" office:value="0.0884226095338586" calcext:value-type="float">
            <text:p>0.088422609533859</text:p>
          </table:table-cell>
          <table:table-cell table:style-name="ce4" table:formula="of:=[.B16]" office:value-type="percentage" office:value="0.0884226095338586" calcext:value-type="percentage">
            <text:p>8.84%</text:p>
          </table:table-cell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3 – Bug infe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station Rate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Z- Score</text:p>
          </table:table-cell>
          <table:table-cell office:value-type="float" office:value="2.576" calcext:value-type="float">
            <text:p>2.576</text:p>
          </table:table-cell>
          <table:table-cell/>
        </table:table-row>
        <table:table-row table:style-name="ro1">
          <table:table-cell office:value-type="string" calcext:value-type="string">
            <text:p>p hat</text:p>
          </table:table-cell>
          <table:table-cell table:formula="of:=[.B20]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24]*(1-[.B24])/[.B21])" office:value-type="float" office:value="0.0226568606239552" calcext:value-type="float">
            <text:p>0.022656860623955</text:p>
          </table:table-cell>
          <table:table-cell/>
        </table:table-row>
        <table:table-row table:style-name="ro1">
          <table:table-cell office:value-type="string" calcext:value-type="string">
            <text:p>p (min)</text:p>
          </table:table-cell>
          <table:table-cell table:formula="of:=[.B24]-[.B25]*[.B23]" office:value-type="float" office:value="0.171635927032691" calcext:value-type="float">
            <text:p>0.171635927032691</text:p>
          </table:table-cell>
          <table:table-cell table:style-name="ce4" table:formula="of:=[.B26]" office:value-type="percentage" office:value="0.171635927032691" calcext:value-type="percentage">
            <text:p>17.16%</text:p>
          </table:table-cell>
        </table:table-row>
        <table:table-row table:style-name="ro1">
          <table:table-cell office:value-type="string" calcext:value-type="string">
            <text:p>p (max)</text:p>
          </table:table-cell>
          <table:table-cell table:formula="of:=[.B24]+[.B23]*[.B25]" office:value-type="float" office:value="0.288364072967309" calcext:value-type="float">
            <text:p>0.288364072967309</text:p>
          </table:table-cell>
          <table:table-cell table:style-name="ce4" table:formula="of:=[.B27]" office:value-type="percentage" office:value="0.288364072967309" calcext:value-type="percentage">
            <text:p>28.84%</text:p>
          </table:table-cell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4 – Election P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5 – Sample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 permit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Margin of error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Z-(90% CL)</text:p>
          </table:table-cell>
          <table:table-cell office:value-type="float" office:value="1.645" calcext:value-type="float">
            <text:p>1.645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table:formula="of:=[.B34]*(1-[.B34])*([.B37]^2)/([.B35]^2)" office:value-type="float" office:value="563.755208333333" calcext:value-type="float">
            <text:p>563.755208333333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2:19:58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0:56:16.738000000</meta:creation-date>
    <dc:date>2018-11-18T13:37:15.175000000</dc:date>
    <meta:editing-duration>P1DT12H10M45S</meta:editing-duration>
    <meta:editing-cycles>3</meta:editing-cycles>
    <meta:generator>LibreOffice/6.0.5.2$Windows_X86_64 LibreOffice_project/54c8cbb85f300ac59db32fe8a675ff7683cd5a16</meta:generator>
    <meta:document-statistic meta:table-count="4" meta:cell-count="279" meta:object-count="0"/>
  </office:meta>
</office:document-meta>
</file>